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June 16, 2021 (10:03:2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 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configure</text:p>
        </text:list-item>
        <text:list-item>
          <text:p text:style-name="P30">Under “Repository access”, select the repository created in step 1.</text:p>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2:03:44Z</meta:creation-date>
    <dc:date>2021-06-17T02:03:44Z</dc:date>
    <meta:user-defined meta:name="date" meta:value-type="string">June  16, 2021 (10:03:2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